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Introduction (problématique)</text:p>
      <text:p text:style-name="P1">II. Qu'est-ce qu'un système d'exploitation ?</text:p>
      <text:p text:style-name="P1">III. Qu'est-ce qu'un logiciel libre ?</text:p>
      <text:p text:style-name="P1">IV. Historique d'Apple (politique d'entreprise)</text:p>
      <text:p text:style-name="P1">V. Principaux concurrents</text:p>
      <text:p text:style-name="P1"><text:tab/>1.Windows (historique …)</text:p>
      <text:p text:style-name="P1"><text:tab/>2. Linux (leitmotiv)</text:p>
      <text:p text:style-name="P1"><text:tab/>3. Google</text:p>
      <text:p text:style-name="P1">VI. Analyse de marché (diagnostic interne, externe …)</text:p>
      <text:p text:style-name="P1">VII. Solutions stratégiques apportées et à apporter</text:p>
      <text:p text:style-name="P1">VIII. Conclus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ôme Sonntag</meta:initial-creator>
    <meta:creation-date>2010-10-15T15:50:55.98</meta:creation-date>
    <dc:date>2010-10-15T16:24:49.07</dc:date>
    <dc:creator>Jérôme Sonntag</dc:creator>
    <meta:editing-duration>PT00H30M36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1" meta:paragraph-count="11" meta:word-count="50" meta:character-count="360"/>
  </office:meta>
</office:document-meta>
</file>